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2.108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2.191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2.136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2.025cm"/>
    </style:style>
    <style:style style:name="co9" style:family="table-column">
      <style:table-column-properties fo:break-before="auto" style:column-width="2.164cm"/>
    </style:style>
    <style:style style:name="co10" style:family="table-column">
      <style:table-column-properties fo:break-before="auto" style:column-width="1.969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L-Matrix">
      <style:table-properties table:display="true" style:writing-mode="lr-tb"/>
    </style:style>
    <style:style style:name="ta2" style:family="table" style:master-page-name="PageStyle_5f_C-Matrix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-Matrix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table:style-name="ce1" office:value-type="string">
            <text:p>L-Value</text:p>
          </table:table-cell>
          <table:table-cell table:style-name="ce1" office:value-type="string">
            <text:p>L0 (0,25uH)</text:p>
          </table:table-cell>
          <table:table-cell table:style-name="ce1" office:value-type="string">
            <text:p>L1 (0,5uH)</text:p>
          </table:table-cell>
          <table:table-cell table:style-name="ce1" office:value-type="string">
            <text:p>L2 (1uH)</text:p>
          </table:table-cell>
          <table:table-cell table:style-name="ce1" office:value-type="string">
            <text:p>L3 (2uH)</text:p>
          </table:table-cell>
          <table:table-cell table:style-name="ce1" office:value-type="string">
            <text:p>L4 (4uH)</text:p>
          </table:table-cell>
          <table:table-cell table:style-name="ce1" office:value-type="string">
            <text:p>L5 (8uH)</text:p>
          </table:table-cell>
          <table:table-cell table:style-name="ce1" office:value-type="string">
            <text:p>L6 (16uH)</text:p>
          </table:table-cell>
          <table:table-cell table:number-columns-repeated="1016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39">
            <text:p>39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41">
            <text:p>4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46">
            <text:p>4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47">
            <text:p>47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49">
            <text:p>4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54">
            <text:p>5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55">
            <text:p>5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57">
            <text:p>5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59">
            <text:p>5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63">
            <text:p>63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64">
            <text:p>6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71">
            <text:p>71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72">
            <text:p>7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73">
            <text:p>7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78">
            <text:p>7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79">
            <text:p>79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81">
            <text:p>8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83">
            <text:p>8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86">
            <text:p>8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87">
            <text:p>8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89">
            <text:p>8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91">
            <text:p>9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94">
            <text:p>94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95">
            <text:p>95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96">
            <text:p>96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97">
            <text:p>9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99">
            <text:p>9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02">
            <text:p>10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03">
            <text:p>103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04">
            <text:p>10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05">
            <text:p>10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07">
            <text:p>10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10">
            <text:p>11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11">
            <text:p>111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13">
            <text:p>11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15">
            <text:p>1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18">
            <text:p>11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19">
            <text:p>11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20">
            <text:p>120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21">
            <text:p>12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23">
            <text:p>1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24">
            <text:p>124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26">
            <text:p>126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127">
            <text:p>127</text:p>
          </table:table-cell>
          <table:table-cell table:number-columns-repeated="7" office:value-type="float" office:value="1">
            <text:p>1</text:p>
          </table:table-cell>
          <table:table-cell table:number-columns-repeated="1016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Matrix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style-name="ce1" office:value-type="string">
            <text:p>C-Value</text:p>
          </table:table-cell>
          <table:table-cell table:style-name="ce1" office:value-type="string">
            <text:p>C0 (3,1pF)</text:p>
          </table:table-cell>
          <table:table-cell table:style-name="ce1" office:value-type="string">
            <text:p>C1 (6,2pF)</text:p>
          </table:table-cell>
          <table:table-cell table:style-name="ce1" office:value-type="string">
            <text:p>C2 (12,5pF)</text:p>
          </table:table-cell>
          <table:table-cell table:style-name="ce1" office:value-type="string">
            <text:p>C3 (25pF)</text:p>
          </table:table-cell>
          <table:table-cell table:style-name="ce1" office:value-type="string">
            <text:p>C4 (50pF)</text:p>
          </table:table-cell>
          <table:table-cell table:style-name="ce1" office:value-type="string">
            <text:p>C5 (100pF)</text:p>
          </table:table-cell>
          <table:table-cell table:style-name="ce1" office:value-type="string">
            <text:p>C6 (200pF)</text:p>
          </table:table-cell>
          <table:table-cell table:style-name="ce1" office:value-type="string">
            <text:p>C7 (400pF)</text:p>
          </table:table-cell>
          <table:table-cell table:number-columns-repeated="1015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8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3">
            <text:p>2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1">
            <text:p>31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2">
            <text:p>3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9">
            <text:p>39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1">
            <text:p>4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6">
            <text:p>4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7">
            <text:p>47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49">
            <text:p>4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4">
            <text:p>5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5">
            <text:p>5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7">
            <text:p>5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59">
            <text:p>5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3">
            <text:p>63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4">
            <text:p>6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1">
            <text:p>71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2">
            <text:p>7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3">
            <text:p>7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8">
            <text:p>7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79">
            <text:p>79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81">
            <text:p>8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83">
            <text:p>8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86">
            <text:p>8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87">
            <text:p>8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89">
            <text:p>8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91">
            <text:p>9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94">
            <text:p>94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95">
            <text:p>95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96">
            <text:p>96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97">
            <text:p>9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99">
            <text:p>99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2">
            <text:p>10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3">
            <text:p>103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4">
            <text:p>10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5">
            <text:p>10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7">
            <text:p>10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10">
            <text:p>11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11">
            <text:p>111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13">
            <text:p>11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15">
            <text:p>1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16">
            <text:p>1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18">
            <text:p>11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19">
            <text:p>11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20">
            <text:p>120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21">
            <text:p>12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23">
            <text:p>1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24">
            <text:p>124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26">
            <text:p>126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27">
            <text:p>127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28">
            <text:p>128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29">
            <text:p>12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31">
            <text:p>131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32">
            <text:p>13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34">
            <text:p>13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35">
            <text:p>135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36">
            <text:p>13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37">
            <text:p>13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39">
            <text:p>13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40">
            <text:p>1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42">
            <text:p>14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43">
            <text:p>143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44">
            <text:p>14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45">
            <text:p>14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47">
            <text:p>14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48">
            <text:p>14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51">
            <text:p>15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52">
            <text:p>15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53">
            <text:p>15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55">
            <text:p>15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56">
            <text:p>156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58">
            <text:p>158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59">
            <text:p>159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60">
            <text:p>16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61">
            <text:p>161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63">
            <text:p>16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64">
            <text:p>16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65">
            <text:p>1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66">
            <text:p>16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67">
            <text:p>167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68">
            <text:p>16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69">
            <text:p>16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71">
            <text:p>17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72">
            <text:p>17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74">
            <text:p>17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75">
            <text:p>175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76">
            <text:p>176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77">
            <text:p>17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79">
            <text:p>17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82">
            <text:p>18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83">
            <text:p>18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84">
            <text:p>184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85">
            <text:p>18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87">
            <text:p>18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88">
            <text:p>188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90">
            <text:p>190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91">
            <text:p>191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92">
            <text:p>192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93">
            <text:p>19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95">
            <text:p>19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96">
            <text:p>19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98">
            <text:p>19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199">
            <text:p>199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01">
            <text:p>20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03">
            <text:p>20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04">
            <text:p>20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06">
            <text:p>20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07">
            <text:p>207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08">
            <text:p>20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09">
            <text:p>20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11">
            <text:p>21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12">
            <text:p>2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14">
            <text:p>21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15">
            <text:p>21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16">
            <text:p>21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17">
            <text:p>2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19">
            <text:p>21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21">
            <text:p>2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22">
            <text:p>222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23">
            <text:p>223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24">
            <text:p>224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25">
            <text:p>2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27">
            <text:p>227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30">
            <text:p>23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31">
            <text:p>23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32">
            <text:p>23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33">
            <text:p>23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35">
            <text:p>23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38">
            <text:p>23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39">
            <text:p>239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41">
            <text:p>24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43">
            <text:p>24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46">
            <text:p>24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47">
            <text:p>24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48">
            <text:p>248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49">
            <text:p>24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51">
            <text:p>25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54">
            <text:p>254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1" office:value-type="float" office:value="255">
            <text:p>255</text:p>
          </table:table-cell>
          <table:table-cell table:number-columns-repeated="8" office:value-type="float" office:value="1">
            <text:p>1</text:p>
          </table:table-cell>
          <table:table-cell table:number-columns-repeated="1015"/>
        </table:table-row>
        <table:table-row table:style-name="ro1" table:number-rows-repeated="104831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08">08.09.2025</text:date>, <text:time>10:16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-Matrix" style:display-name="PageStyle_L-Matri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Matrix" style:display-name="PageStyle_C-Matri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9-08T10:16:18.87</dc:date>
    <meta:document-statistic meta:table-count="2" meta:cell-count="3345" meta:object-count="0"/>
    <meta:generator>OpenOffice/4.1.15$Win32 OpenOffice.org_project/4115m2$Build-9813</meta:generator>
  </office:meta>
</office:document-meta>
</file>